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stogram</text:p>
      <text:p text:style-name="Standard"><text:a xlink:type="simple" xlink:href="http://bl.ocks.org/mbostock/3048166" text:style-name="Internet_20_link" text:visited-style-name="Visited_20_Internet_20_Link">http://bl.ocks.org/mbostock/3048166</text:a></text:p>
      <text:p text:style-name="Standard"><text:a xlink:type="simple" xlink:href="http://bl.ocks.org/mbostock/1933560" text:style-name="Internet_20_link" text:visited-style-name="Visited_20_Internet_20_Link">http://bl.ocks.org/mbostock/1933560</text:a></text:p>
      <text:p text:style-name="Standard"><text:a xlink:type="simple" xlink:href="http://bl.ocks.org/mbostock/3048450" text:style-name="Internet_20_link" text:visited-style-name="Visited_20_Internet_20_Link">http://bl.ocks.org/mbostock/3048450</text:a></text:p>
      <text:p text:style-name="Standard"/>
      <text:p text:style-name="Standard">Scatter plot</text:p>
      <text:p text:style-name="Standard"><text:a xlink:type="simple" xlink:href="http://bl.ocks.org/weiglemc/6185069" text:style-name="Internet_20_link" text:visited-style-name="Visited_20_Internet_20_Link">http://bl.ocks.org/weiglemc/6185069</text:a></text:p>
      <text:p text:style-name="Standard"><text:a xlink:type="simple" xlink:href="http://bl.ocks.org/bunkat/2595950" text:style-name="Internet_20_link" text:visited-style-name="Visited_20_Internet_20_Link">http://bl.ocks.org/bunkat/2595950</text:a></text:p>
      <text:p text:style-name="Standard"><text:a xlink:type="simple" xlink:href="http://bl.ocks.org/mbostock/3887118" text:style-name="Internet_20_link" text:visited-style-name="Visited_20_Internet_20_Link">http://bl.ocks.org/mbostock/3887118</text:a></text:p>
      <text:p text:style-name="Standard"><text:a xlink:type="simple" xlink:href="http://jsfiddle.net/Q567s/78/" text:style-name="Internet_20_link" text:visited-style-name="Visited_20_Internet_20_Link">http://jsfiddle.net/Q567s/78/</text:a></text:p>
      <text:p text:style-name="Standard"><text:a xlink:type="simple" xlink:href="http://bl.ocks.org/nsonnad/4481531" text:style-name="Internet_20_link" text:visited-style-name="Visited_20_Internet_20_Link">http://bl.ocks.org/nsonnad/4481531</text:a></text:p>
      <text:p text:style-name="Standard"/>
      <text:p text:style-name="Standard">Scatter matrix</text:p>
      <text:p text:style-name="Standard"><text:a xlink:type="simple" xlink:href="http://bl.ocks.org/mbostock/4063663" text:style-name="Internet_20_link" text:visited-style-name="Visited_20_Internet_20_Link">http://bl.ocks.org/mbostock/4063663</text:a></text:p>
      <text:p text:style-name="Standard"><text:a xlink:type="simple" xlink:href="http://bl.ocks.org/mbostock/3213173" text:style-name="Internet_20_link" text:visited-style-name="Visited_20_Internet_20_Link">http://bl.ocks.org/mbostock/3213173</text:a></text:p>
      <text:p text:style-name="Standard"><text:a xlink:type="simple" xlink:href="http://strongriley.github.io/d3/ex/splom.html" text:style-name="Internet_20_link" text:visited-style-name="Visited_20_Internet_20_Link">http://strongriley.github.io/d3/ex/splom.html</text:a></text:p>
      <text:p text:style-name="Standard"/>
      <text:p text:style-name="Standard">Star/radar plot</text:p>
      <text:p text:style-name="Standard"><text:a xlink:type="simple" xlink:href="http://bl.ocks.org/nbremer/6506614" text:style-name="Internet_20_link" text:visited-style-name="Visited_20_Internet_20_Link">http://bl.ocks.org/nbremer/6506614</text:a></text:p>
      <text:p text:style-name="Standard"><text:a xlink:type="simple" xlink:href="http://bl.ocks.org/tpreusse/2bc99d74a461b8c0acb1" text:style-name="Internet_20_link" text:visited-style-name="Visited_20_Internet_20_Link">http://bl.ocks.org/tpreusse/2bc99d74a461b8c0acb1</text:a></text:p>
      <text:p text:style-name="Standard"><text:a xlink:type="simple" xlink:href="http://bl.ocks.org/kevinschaul/8213691" text:style-name="Internet_20_link" text:visited-style-name="Visited_20_Internet_20_Link">http://bl.ocks.org/kevinschaul/8213691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2S</meta:editing-duration>
    <meta:editing-cycles>16</meta:editing-cycles>
    <meta:generator>OpenOffice/4.1.1$Win32 OpenOffice.org_project/411m6$Build-9775</meta:generator>
    <dc:date>2015-02-20T21:02:25.31</dc:date>
    <dc:creator>Jessica Pauli de C Bonson</dc:creator>
    <meta:document-statistic meta:table-count="0" meta:image-count="0" meta:object-count="0" meta:page-count="1" meta:paragraph-count="18" meta:word-count="21" meta:character-count="556"/>
    <meta:user-defined meta:name="Info 1"/>
    <meta:user-defined meta:name="Info 2"/>
    <meta:user-defined meta:name="Info 3"/>
    <meta:user-defined meta:name="Info 4"/>
  </office:meta>
</office:document-meta>
</file>